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bf15" officeooo:paragraph-rsid="000fbf15"/>
    </style:style>
    <style:style style:name="P2" style:family="paragraph" style:parent-style-name="Standard">
      <style:paragraph-properties fo:text-align="center" style:justify-single-word="false"/>
      <style:text-properties officeooo:rsid="000fbf15" officeooo:paragraph-rsid="000fbf15"/>
    </style:style>
    <style:style style:name="P3" style:family="paragraph" style:parent-style-name="Standard">
      <style:text-properties officeooo:rsid="000f56fb" officeooo:paragraph-rsid="000fbf15"/>
    </style:style>
    <style:style style:name="P4" style:family="paragraph" style:parent-style-name="Standard">
      <style:text-properties officeooo:rsid="000f56fb" officeooo:paragraph-rsid="0011b359"/>
    </style:style>
    <style:style style:name="P5" style:family="paragraph" style:parent-style-name="Standard">
      <style:text-properties officeooo:rsid="000aec46" officeooo:paragraph-rsid="000fbf15"/>
    </style:style>
    <style:style style:name="P6" style:family="paragraph" style:parent-style-name="Standard">
      <style:text-properties officeooo:rsid="000aec46" officeooo:paragraph-rsid="0011b359"/>
    </style:style>
    <style:style style:name="P7" style:family="paragraph" style:parent-style-name="Standard">
      <style:text-properties fo:font-style="italic" officeooo:rsid="000fbf15" officeooo:paragraph-rsid="000fbf15" style:font-style-asian="italic" style:font-style-complex="italic"/>
    </style:style>
    <style:style style:name="P8" style:family="paragraph" style:parent-style-name="Standard">
      <style:text-properties officeooo:rsid="001148b4" officeooo:paragraph-rsid="001148b4"/>
    </style:style>
    <style:style style:name="P9" style:family="paragraph" style:parent-style-name="Standard">
      <style:text-properties officeooo:rsid="0011ca60" officeooo:paragraph-rsid="0011ca60"/>
    </style:style>
    <style:style style:name="P10" style:family="paragraph" style:parent-style-name="Standard">
      <style:text-properties officeooo:rsid="00120556" officeooo:paragraph-rsid="00120556"/>
    </style:style>
    <style:style style:name="T1" style:family="text">
      <style:text-properties officeooo:rsid="000fbf15"/>
    </style:style>
    <style:style style:name="T2" style:family="text">
      <style:text-properties officeooo:rsid="000f56fb"/>
    </style:style>
    <style:style style:name="T3" style:family="text">
      <style:text-properties officeooo:rsid="000c12a0"/>
    </style:style>
    <style:style style:name="T4" style:family="text">
      <style:text-properties style:text-position="sub 58%"/>
    </style:style>
    <style:style style:name="T5" style:family="text">
      <style:text-properties style:text-position="sub 58%" officeooo:rsid="000c12a0"/>
    </style:style>
    <style:style style:name="T6" style:family="text">
      <style:text-properties officeooo:rsid="000aec46"/>
    </style:style>
    <style:style style:name="T7" style:family="text">
      <style:text-properties officeooo:rsid="0010cecc"/>
    </style:style>
    <style:style style:name="T8" style:family="text">
      <style:text-properties officeooo:rsid="001148b4"/>
    </style:style>
    <style:style style:name="T9" style:family="text">
      <style:text-properties officeooo:rsid="0011b359"/>
    </style:style>
    <style:style style:name="T10" style:family="text">
      <style:text-properties officeooo:rsid="00124dd7"/>
    </style:style>
    <style:style style:name="T1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bscure Functions</text:p>
      <text:p text:style-name="P2">by Sven Nilsen, 2018</text:p>
      <text:p text:style-name="P1"/>
      <text:p text:style-name="P7">In this paper I <text:span text:style-name="T8">formalize</text:span> <text:span text:style-name="T9">an </text:span>obscure function, which identit<text:span text:style-name="T9">y</text:span> <text:span text:style-name="T9">remains</text:span> unknown inside <text:span text:style-name="T9">a </text:span>black box.</text:p>
      <text:p text:style-name="P5"/>
      <text:p text:style-name="P5"><text:span text:style-name="T1">An obscure function `f` is a function where</text:span> the probability <text:span text:style-name="T3">of it returning some output `x`<text:line-break/>is less or equal to an infinitesimal `ε`:</text:span></text:p>
      <text:p text:style-name="P5"/>
      <text:p text:style-name="P6"><text:tab/><text:tab/><text:span text:style-name="T10">obscure(f : A → B) := </text:span>∃ <text:span text:style-name="T2">x { (</text:span>∃<text:span text:style-name="T5">p</text:span><text:span text:style-name="T3">f)(x) &lt;= ε }<text:tab/><text:tab/> ε = 1 / ∞</text:span></text:p>
      <text:p text:style-name="P5"/>
      <text:p text:style-name="P5"><text:span text:style-name="T1">This condition obscures the identity of a black box function. A black box function means that the source code or how the function is constructed is unknown.</text:span></text:p>
      <text:p text:style-name="P5"/>
      <text:p text:style-name="P8">Intuitively, one always think of black box functions as obscure, because it is very hard to derive all properties that it has by simply looking at the input and the output. However, given infinite theorem proving capabilities, there are many black box functions which can be identified, under some simplifying assumptions, such as the function being deterministic <text:span text:style-name="T9">and having a finite type</text:span>.</text:p>
      <text:p text:style-name="P8"/>
      <text:p text:style-name="P8">What makes obscure functions special, <text:span text:style-name="T9">is that they might be deterministic and have a finite type, and still remain obscure when put inside black boxes for any level of theorem proving capabilities.</text:span></text:p>
      <text:p text:style-name="P5"/>
      <text:p text:style-name="P3">When `f` is treated as a black box function, it is impossible to distinguish the following cases:</text:p>
      <text:p text:style-name="P3"/>
      <text:p text:style-name="P3"><text:tab/>(<text:span text:style-name="T6">∃</text:span><text:span text:style-name="T5">p</text:span><text:span text:style-name="T3">f)(x) </text:span>= 0<text:tab/><text:tab/><text:span text:style-name="T7">&lt;=&gt;</text:span><text:tab/><text:tab/><text:span text:style-name="T7">x : [∃</text:span><text:span text:style-name="T5">p</text:span><text:span text:style-name="T3">f] 0</text:span></text:p>
      <text:p text:style-name="P3"><text:tab/>(<text:span text:style-name="T6">∃</text:span><text:span text:style-name="T5">p</text:span><text:span text:style-name="T3">f)(x) </text:span>= <text:span text:style-name="T3">ε<text:tab/><text:tab/>&lt;=&gt;<text:tab/><text:tab/>x : [∃</text:span><text:span text:style-name="T5">p</text:span><text:span text:style-name="T3">f] ε</text:span></text:p>
      <text:p text:style-name="P3"/>
      <text:p text:style-name="P9">These cases can not be distinguished because `<text:span text:style-name="T6">∃</text:span><text:span text:style-name="T5">p</text:span><text:span text:style-name="T3">f</text:span>` can only be approximated through sampling. In practice, any event which is infinitesimally unlikely is expected to never be observed. This makes sampling insufficient as a way of deriving the function `f`’s identity.</text:p>
      <text:p text:style-name="P3"/>
      <text:p text:style-name="P9">By Leibniz’ law, when it is unknown whether a property of an object is true, the identity of the object is unknown. For the identity of two objects to be the same, their properties must also be the same. If it is known that the some property remains unknown, there exists at least two objects that satisfy all known properties. <text:span text:style-name="T10">Hence, the identity of the object in question is not unique.</text:span></text:p>
      <text:p text:style-name="P3"/>
      <text:p text:style-name="P3">However, if `x : <text:span text:style-name="T6">∃</text:span>f` <text:span text:style-name="T7">then the ambiguity can be resolved:</text:span></text:p>
      <text:p text:style-name="P3"/>
      <text:p text:style-name="P3"><text:tab/>x : <text:span text:style-name="T6">∃</text:span>f<text:tab/><text:tab/>&lt;=&gt;<text:tab/><text:tab/>x : [<text:span text:style-name="T6">∃</text:span>f] true<text:tab/><text:tab/>&lt;=&gt;<text:tab/><text:tab/>x : [<text:span text:style-name="T6">∃</text:span><text:span text:style-name="T4">p</text:span>f] (&gt;= <text:span text:style-name="T3">ε</text:span>)</text:p>
      <text:p text:style-name="P3"/>
      <text:p text:style-name="P4"><text:tab/>[<text:span text:style-name="T6">∃</text:span><text:span text:style-name="T4">p</text:span>f] (&gt;= <text:span text:style-name="T3">ε</text:span>) ∧ <text:span text:style-name="T9">( </text:span>[<text:span text:style-name="T6">∃</text:span><text:span text:style-name="T4">p</text:span>f] <text:span text:style-name="T9">0 ∨ </text:span>[<text:span text:style-name="T6">∃</text:span><text:span text:style-name="T4">p</text:span>f] <text:span text:style-name="T3">ε </text:span>)<text:tab/><text:span text:style-name="T9">=&gt; <text:tab/></text:span>[<text:span text:style-name="T6">∃</text:span><text:span text:style-name="T4">p</text:span>f] <text:span text:style-name="T3">ε</text:span></text:p>
      <text:p text:style-name="P3"/>
      <text:p text:style-name="P1">Therefore, the existential path of obscure functions <text:span text:style-name="T11">can not</text:span> be derived experimentally by treating them as black box functions.</text:p>
      <text:p text:style-name="P1"/>
      <text:p text:style-name="P10">This is an example where some epistomological <text:span text:style-name="T10">consequence</text:span> of <text:span text:style-name="T10">probabilistic</text:span> path semantics is derived <text:span text:style-name="T10">for</text:span> <text:span text:style-name="T10">discrete</text:span> path semantics. <text:span text:style-name="T10">It can not be derived without the concept of a probabilistic existential pa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1T10:38:01.551108000</meta:creation-date>
    <dc:date>2018-12-31T11:35:47.572604000</dc:date>
    <meta:editing-duration>PT6M44S</meta:editing-duration>
    <meta:editing-cycles>1</meta:editing-cycles>
    <meta:document-statistic meta:table-count="0" meta:image-count="0" meta:object-count="0" meta:page-count="1" meta:paragraph-count="18" meta:word-count="419" meta:character-count="2370" meta:non-whitespace-character-count="1952"/>
    <meta:generator>LibreOffice/5.1.2.2$MacOSX_X86_64 LibreOffice_project/d3bf12ecb743fc0d20e0be0c58ca359301eb705f</meta:generator>
  </office:meta>
</office:document-meta>
</file>